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195.31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135.55pt"/>
    </style:style>
    <style:style style:name="co8" style:family="table-column">
      <style:table-column-properties fo:break-before="auto" style:column-width="81.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238.51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249.31pt"/>
    </style:style>
    <style:style style:name="co14" style:family="table-column">
      <style:table-column-properties fo:break-before="auto" style:column-width="151.99pt"/>
    </style:style>
    <style:style style:name="co15" style:family="table-column">
      <style:table-column-properties fo:break-before="auto" style:column-width="217.84pt"/>
    </style:style>
    <style:style style:name="co16" style:family="table-column">
      <style:table-column-properties fo:break-before="auto" style:column-width="73.64pt"/>
    </style:style>
    <style:style style:name="co17" style:family="table-column">
      <style:table-column-properties fo:break-before="auto" style:column-width="107.35pt"/>
    </style:style>
    <style:style style:name="co18" style:family="table-column">
      <style:table-column-properties fo:break-before="auto" style:column-width="86.94pt"/>
    </style:style>
    <style:style style:name="co19" style:family="table-column">
      <style:table-column-properties fo:break-before="auto" style:column-width="89.29pt"/>
    </style:style>
    <style:style style:name="co20" style:family="table-column">
      <style:table-column-properties fo:break-before="auto" style:column-width="197.46pt"/>
    </style:style>
    <style:style style:name="ro1" style:family="table-row">
      <style:table-row-properties style:row-height="26.96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39.54pt" fo:break-before="auto" style:use-optimal-row-height="true"/>
    </style:style>
    <style:style style:name="ro4" style:family="table-row">
      <style:table-row-properties style:row-height="14.2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0.1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00" fo:wrap-option="wrap" fo:border="0.06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Tahoma" style:font-size-asian="11pt" style:font-name-complex="Lohit Devanagari" style:font-size-complex="11pt"/>
    </style:style>
    <style:style style:name="ce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 fo:border="0.06pt solid #000000" style:vertical-align="top"/>
      <style:text-properties style:font-name="Liberation Sans" fo:font-size="11pt" fo:font-weight="bold" style:font-name-asian="Tahoma" style:font-size-asian="11pt" style:font-weight-asian="bold" style:font-name-complex="Lohit Devanagari" style:font-size-complex="11pt" style:font-weight-complex="bold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order="0.06pt solid #000000" style:vertical-align="top"/>
      <style:text-properties fo:font-size="11pt" style:font-size-asian="11pt" style:font-size-complex="11pt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wrap-option="wrap" style:vertical-align="top"/>
      <style:text-properties style:font-name="Liberation Sans" fo:font-size="11pt" fo:font-weight="normal" style:font-name-asian="Tahoma" style:font-size-asian="11pt" style:font-weight-asian="normal" style:font-name-complex="Lohit Devanagari" style:font-size-complex="11pt" style:font-weight-complex="normal"/>
    </style:style>
    <style:style style:name="ce2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style:font-size-asian="11pt" style:font-size-complex="11pt"/>
    </style:style>
    <style:style style:name="ce25" style:family="table-cell" style:parent-style-name="Default">
      <style:table-cell-properties fo:wrap-option="wrap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portlet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5"/>
        <table:table-column table:style-name="co9" table:number-columns-repeated="1015" table:default-cell-style-name="ce15"/>
        <table:table-row table:style-name="ro1">
          <table:table-cell table:style-name="ce1" office:value-type="string" calcext:value-type="string">
            <text:p>Portlet ID</text:p>
          </table:table-cell>
          <table:table-cell table:style-name="ce5" office:value-type="string" calcext:value-type="string">
            <text:p>Tên tiếng anh</text:p>
          </table:table-cell>
          <table:table-cell table:style-name="ce5" office:value-type="string" calcext:value-type="string">
            <text:p>Tên tiếng việt</text:p>
          </table:table-cell>
          <table:table-cell table:style-name="ce5" office:value-type="string" calcext:value-type="string">
            <text:p>Portlet class</text:p>
          </table:table-cell>
          <table:table-cell table:style-name="ce10" office:value-type="string" calcext:value-type="string">
            <text:p>Tên folder jsp</text:p>
          </table:table-cell>
          <table:table-cell table:style-name="ce5" office:value-type="string" calcext:value-type="string">
            <text:p>File jsp mặc định portlet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string" calcext:value-type="string">
            <text:p>Số màn hình</text:p>
          </table:table-cell>
          <table:table-cell table:style-name="ce16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ata Management</text:p>
          </table:table-cell>
          <table:table-cell table:style-name="ce6" office:value-type="string" calcext:value-type="string">
            <text:p>Quản lý dữ liệu danh mục</text:p>
          </table:table-cell>
          <table:table-cell table:style-name="ce8" office:value-type="string" calcext:value-type="string">
            <text:p>org.opencps.datamgt.portlet.DataMamagementPortlet.java</text:p>
          </table:table-cell>
          <table:table-cell table:style-name="ce8" office:value-type="string" calcext:value-type="string">
            <text:p>html/portlets/datamgt/admin/</text:p>
          </table:table-cell>
          <table:table-cell table:style-name="ce6" office:value-type="string" calcext:value-type="string">
            <text:p>/dictcollectionlist.jsp</text:p>
          </table:table-cell>
          <table:table-cell table:style-name="ce6" office:value-type="string" calcext:value-type="string">
            <text:p>org.opencps.backend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ser Management</text:p>
          </table:table-cell>
          <table:table-cell table:style-name="ce6" office:value-type="string" calcext:value-type="string">
            <text:p>Quản lý cán bộ</text:p>
          </table:table-cell>
          <table:table-cell table:style-name="ce9" office:value-type="string" calcext:value-type="string">
            <text:p>org.opencps.usermgt.portlet.UserMgtPortlet</text:p>
          </table:table-cell>
          <table:table-cell table:style-name="ce8" office:value-type="string" calcext:value-type="string">
            <text:p>html/portlets/usermgt/admin/</text:p>
          </table:table-cell>
          <table:table-cell table:style-name="ce6" office:value-type="string" calcext:value-type="string">
            <text:p>/workingunitlist.jsp</text:p>
          </table:table-cell>
          <table:table-cell table:style-name="ce11" office:value-type="string" calcext:value-type="string">
            <text:p>org.opencps.backoffic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ser Profile</text:p>
          </table:table-cell>
          <table:table-cell table:style-name="ce6" office:value-type="string" calcext:value-type="string">
            <text:p>Thông tin tài khoản cán bộ</text:p>
          </table:table-cell>
          <table:table-cell table:style-name="ce6" office:value-type="string" calcext:value-type="string">
            <text:p>org.opencps.usermgt.portlet.UserProfilePortlet</text:p>
          </table:table-cell>
          <table:table-cell table:style-name="ce6" office:value-type="string" calcext:value-type="string">
            <text:p>html/portlets/usermgt/profile/</text:p>
          </table:table-cell>
          <table:table-cell table:style-name="ce6" office:value-type="string" calcext:value-type="string">
            <text:p>/employeeprofile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User Directory</text:p>
          </table:table-cell>
          <table:table-cell table:style-name="ce6" office:value-type="string" calcext:value-type="string">
            <text:p>Danh bạ cán bộ</text:p>
          </table:table-cell>
          <table:table-cell table:style-name="ce6" office:value-type="string" calcext:value-type="string">
            <text:p>org.opencps.usermgt.portlet.UserDirectoryPortlet</text:p>
          </table:table-cell>
          <table:table-cell table:style-name="ce8" office:value-type="string" calcext:value-type="string">
            <text:p>html/portlets/usermgt/directory/</text:p>
          </table:table-cell>
          <table:table-cell table:style-name="ce6" office:value-type="string" calcext:value-type="string">
            <text:p>/workingunitdirectory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ccount Registration</text:p>
          </table:table-cell>
          <table:table-cell table:style-name="ce6" office:value-type="string" calcext:value-type="string">
            <text:p>Đăng ký tài khoản công dân và tổ chức</text:p>
          </table:table-cell>
          <table:table-cell table:style-name="ce6" office:value-type="string" calcext:value-type="string">
            <text:p>org.opencps.accountmgt.portlet.AccountRegistrationPortlet</text:p>
          </table:table-cell>
          <table:table-cell table:style-name="ce8" office:value-type="string" calcext:value-type="string">
            <text:p>html/portlets/accountmgt/registration/</text:p>
          </table:table-cell>
          <table:table-cell table:style-name="ce6" office:value-type="string" calcext:value-type="string">
            <text:p>/citizenregistration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ccount Profile</text:p>
          </table:table-cell>
          <table:table-cell table:style-name="ce6" office:value-type="string" calcext:value-type="string">
            <text:p>Thông tin tài khoản công dân và tổ chức</text:p>
          </table:table-cell>
          <table:table-cell table:style-name="ce6" office:value-type="string" calcext:value-type="string">
            <text:p>org.opencps.accountmgt.portlet.AccountProfilePortlet</text:p>
          </table:table-cell>
          <table:table-cell table:style-name="ce6" office:value-type="string" calcext:value-type="string">
            <text:p>html/portlets/accountmgt/profile/</text:p>
          </table:table-cell>
          <table:table-cell table:style-name="ce6" office:value-type="string" calcext:value-type="string">
            <text:p>/citizenprofile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Login Portlet</text:p>
          </table:table-cell>
          <table:table-cell table:style-name="ce6" office:value-type="string" calcext:value-type="string">
            <text:p>Đăng nhập tài khoản</text:p>
          </table:table-cell>
          <table:table-cell table:style-name="ce6" office:value-type="string" calcext:value-type="string">
            <text:p>Không viêt portlet mới mà hook vào để custom portlet đăng nhập của liferay</text:p>
          </table:table-cell>
          <table:table-cell table:style-name="ce6" table:number-columns-repeated="2"/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Account Management</text:p>
          </table:table-cell>
          <table:table-cell table:style-name="ce6" office:value-type="string" calcext:value-type="string">
            <text:p>Quản lý tài khoản công dân và tổ chức</text:p>
          </table:table-cell>
          <table:table-cell table:style-name="ce6" office:value-type="string" calcext:value-type="string">
            <text:p>org.opencps.accountmgt.portlet.AccountMgtPortlet</text:p>
          </table:table-cell>
          <table:table-cell table:style-name="ce6" office:value-type="string" calcext:value-type="string">
            <text:p>html/portlets/accountmgt/admin/</text:p>
          </table:table-cell>
          <table:table-cell table:style-name="ce6" office:value-type="string" calcext:value-type="string">
            <text:p>/citizen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ervice Management</text:p>
          </table:table-cell>
          <table:table-cell table:style-name="ce6" office:value-type="string" calcext:value-type="string">
            <text:p>Quản lý thủ tục hành chính (dvc cấp 2)</text:p>
          </table:table-cell>
          <table:table-cell table:style-name="ce6" office:value-type="string" calcext:value-type="string">
            <text:p><text:s text:c="3"/>org.opencps.servicemgt.portlet.ServiceMgtPortlet</text:p>
          </table:table-cell>
          <table:table-cell table:style-name="ce6" office:value-type="string" calcext:value-type="string">
            <text:p>html/portlets/servicemgt/admin/</text:p>
          </table:table-cell>
          <table:table-cell table:style-name="ce6" office:value-type="string" calcext:value-type="string">
            <text:p>/serviceinfo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number-columns-repeated="1015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ervice Directory</text:p>
          </table:table-cell>
          <table:table-cell table:style-name="ce6" office:value-type="string" calcext:value-type="string">
            <text:p>Danh bạ thủ tục hành chính (dvc cấp 2)</text:p>
          </table:table-cell>
          <table:table-cell table:style-name="ce6" office:value-type="string" calcext:value-type="string">
            <text:p>org.opencps.servicemgt.portlet.ServiceDirectoryPortlet</text:p>
          </table:table-cell>
          <table:table-cell table:style-name="ce6" office:value-type="string" calcext:value-type="string">
            <text:p>html/portlets/servicemgt/directory/</text:p>
          </table:table-cell>
          <table:table-cell table:style-name="ce6" office:value-type="string" calcext:value-type="string">
            <text:p>/serviceinfodirectorylist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Dossier Admin Management</text:p>
          </table:table-cell>
          <table:table-cell table:style-name="ce6" office:value-type="string" calcext:value-type="string">
            <text:p>Quản lý dịch vụ công cấp 3</text:p>
          </table:table-cell>
          <table:table-cell table:style-name="ce6" office:value-type="string" calcext:value-type="string">
            <text:p>org.opencps.dossiermgt.portlet.DossierMgtAdminPortlet</text:p>
          </table:table-cell>
          <table:table-cell table:style-name="ce6" office:value-type="string" calcext:value-type="string">
            <text:p>html/portlets/dossiermgt/admin/</text:p>
          </table:table-cell>
          <table:table-cell table:style-name="ce6" office:value-type="string" calcext:value-type="string">
            <text:p>/dossiertemplate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Dossier FrontOffice Management</text:p>
          </table:table-cell>
          <table:table-cell table:style-name="ce6" office:value-type="string" calcext:value-type="string">
            <text:p>Quản lý hồ sơ thủ tục của công dân tổ chức</text:p>
          </table:table-cell>
          <table:table-cell table:style-name="ce6" office:value-type="string" calcext:value-type="string">
            <text:p>org.opencps.dossiermgt.portlet.DossierMgtFrontOfficePortlet</text:p>
          </table:table-cell>
          <table:table-cell table:style-name="ce6" office:value-type="string" calcext:value-type="string">
            <text:p>html/portlets/dossiermgt/frontoffice/</text:p>
          </table:table-cell>
          <table:table-cell table:style-name="ce6" office:value-type="string" calcext:value-type="string">
            <text:p>/frontofficedossierlist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6" table:number-columns-repeated="5"/>
          <table:table-cell table:style-name="ce6" office:value-type="string" calcext:value-type="string">
            <text:p>Tổng</text:p>
          </table:table-cell>
          <table:table-cell table:style-name="ce13" table:formula="of:=SUM([.H2:.H13])" office:value-type="float" office:value="64" calcext:value-type="float">
            <text:p>64</text:p>
          </table:table-cell>
          <table:table-cell table:number-columns-repeated="1015"/>
        </table:table-row>
        <table:table-row table:style-name="ro5" table:number-rows-repeated="1048561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backend" table:style-name="ta1">
        <table:table-column table:style-name="co10" table:default-cell-style-name="ce1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9" table:number-columns-repeated="1020" table:default-cell-style-name="ce15"/>
        <table:table-row table:style-name="ro6">
          <table:table-cell table:style-name="ce18" office:value-type="string" calcext:value-type="string">
            <text:p>Module</text:p>
          </table:table-cell>
          <table:table-cell table:style-name="ce20" office:value-type="string" calcext:value-type="string">
            <text:p>Mô tả</text:p>
          </table:table-cell>
          <table:table-cell table:style-name="ce20" office:value-type="string" calcext:value-type="string" table:number-columns-spanned="2" table:number-rows-spanned="1">
            <text:p>package</text:p>
          </table:table-cell>
          <table:covered-table-cell table:style-name="ce20"/>
          <table:table-cell table:style-name="ce22" table:number-columns-repeated="1020"/>
        </table:table-row>
        <table:table-row table:style-name="ro7">
          <table:table-cell table:style-name="ce19" office:value-type="string" calcext:value-type="string" table:number-columns-spanned="1" table:number-rows-spanned="4">
            <text:p>datamgt</text:p>
          </table:table-cell>
          <table:table-cell office:value-type="string" calcext:value-type="string">
            <text:p>backend quản lý danh mục </text:p>
          </table:table-cell>
          <table:table-cell office:value-type="string" calcext:value-type="string">
            <text:p>root</text:p>
          </table:table-cell>
          <table:table-cell table:style-name="ce21" office:value-type="string" calcext:value-type="string">
            <text:p>org.opencps.datamgt</text:p>
          </table:table-cell>
          <table:table-cell table:number-columns-repeated="1020"/>
        </table:table-row>
        <table:table-row table:style-name="ro7">
          <table:covered-table-cell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table:style-name="ce21" office:value-type="string" calcext:value-type="string">
            <text:p>org.opencps.datamgt.dao</text:p>
          </table:table-cell>
          <table:table-cell table:number-columns-repeated="1020"/>
        </table:table-row>
        <table:table-row table:style-name="ro8">
          <table:covered-table-cell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table:style-name="ce21" office:value-type="string" calcext:value-type="string">
            <text:p>org.opencps.datamgt.service.impl</text:p>
          </table:table-cell>
          <table:table-cell table:number-columns-repeated="1020"/>
        </table:table-row>
        <table:table-row table:style-name="ro7">
          <table:covered-table-cell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table:style-name="ce21" office:value-type="string" calcext:value-type="string">
            <text:p>org.opencps.datamgt.service.persistence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1"/>
          <table:table-cell table:number-columns-repeated="1020"/>
        </table:table-row>
        <table:table-row table:style-name="ro7">
          <table:table-cell table:style-name="ce19" office:value-type="string" calcext:value-type="string" table:number-columns-spanned="1" table:number-rows-spanned="4">
            <text:p>usermgt</text:p>
          </table:table-cell>
          <table:table-cell office:value-type="string" calcext:value-type="string">
            <text:p>backend quản lý cán bộ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user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user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user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usermgt.service.persistence</text:p>
          </table:table-cell>
          <table:table-cell table:number-columns-repeated="1020"/>
        </table:table-row>
        <table:table-row table:style-name="ro5">
          <table:table-cell table:style-name="ce19"/>
          <table:table-cell table:number-columns-repeated="1023"/>
        </table:table-row>
        <table:table-row table:style-name="ro7">
          <table:table-cell table:style-name="ce19" office:value-type="string" calcext:value-type="string" table:number-columns-spanned="1" table:number-rows-spanned="4">
            <text:p>accountmgt</text:p>
          </table:table-cell>
          <table:table-cell office:value-type="string" calcext:value-type="string">
            <text:p>backend quản lý người dù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account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account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account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accountmgt.service.persistence</text:p>
          </table:table-cell>
          <table:table-cell table:number-columns-repeated="1020"/>
        </table:table-row>
        <table:table-row table:style-name="ro5">
          <table:table-cell table:style-name="ce19"/>
          <table:table-cell table:number-columns-repeated="1023"/>
        </table:table-row>
        <table:table-row table:style-name="ro2">
          <table:table-cell table:style-name="ce19" office:value-type="string" calcext:value-type="string" table:number-columns-spanned="1" table:number-rows-spanned="4">
            <text:p>servicemgt</text:p>
          </table:table-cell>
          <table:table-cell office:value-type="string" calcext:value-type="string">
            <text:p>backend quản lý thủ tục hành chính (dvc cấp 2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service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service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servicemgt.service.impl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servicemgt.service.persistence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style-name="ce19" office:value-type="string" calcext:value-type="string" table:number-columns-spanned="1" table:number-rows-spanned="4">
            <text:p>dossiermgt</text:p>
          </table:table-cell>
          <table:table-cell office:value-type="string" calcext:value-type="string">
            <text:p>backend quản lý hồ sơ thủ tục (dvc cấp 3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dossier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dossier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dossier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dossiermgt.service.persistence</text:p>
          </table:table-cell>
          <table:table-cell table:number-columns-repeated="1020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creen" table:style-name="ta1">
        <table:table-column table:style-name="co9" table:number-columns-repeated="2" table:default-cell-style-name="ce24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8" table:number-columns-repeated="2" table:default-cell-style-name="ce25"/>
        <table:table-column table:style-name="co20" table:default-cell-style-name="ce25"/>
        <table:table-column table:style-name="co9" table:number-columns-repeated="1013" table:default-cell-style-name="ce25"/>
        <table:table-row table:style-name="ro2">
          <table:table-cell table:style-name="ce23" office:value-type="string" calcext:value-type="string">
            <text:p>STT</text:p>
          </table:table-cell>
          <table:table-cell table:style-name="ce23" office:value-type="string" calcext:value-type="string">
            <text:p>PortletNo</text:p>
          </table:table-cell>
          <table:table-cell table:style-name="ce23" office:value-type="string" calcext:value-type="string">
            <text:p>Màn hình</text:p>
          </table:table-cell>
          <table:table-cell table:style-name="ce23" office:value-type="string" calcext:value-type="string">
            <text:p>Mô tả</text:p>
          </table:table-cell>
          <table:table-cell table:style-name="ce23" office:value-type="string" calcext:value-type="string">
            <text:p>Độ ưu tiên</text:p>
          </table:table-cell>
          <table:table-cell table:style-name="ce23" office:value-type="string" calcext:value-type="string">
            <text:p>Lập trình viên</text:p>
          </table:table-cell>
          <table:table-cell table:style-name="ce23" office:value-type="string" calcext:value-type="string">
            <text:p>Ngày kế hoạch</text:p>
          </table:table-cell>
          <table:table-cell table:style-name="ce23" office:value-type="string" calcext:value-type="string">
            <text:p>Kiểm thử viên</text:p>
          </table:table-cell>
          <table:table-cell table:style-name="ce23" office:value-type="string" calcext:value-type="string">
            <text:p>Ngày hoàn thành</text:p>
          </table:table-cell>
          <table:table-cell table:style-name="ce23" office:value-type="string" calcext:value-type="string">
            <text:p>Tình trạng</text:p>
          </table:table-cell>
          <table:table-cell table:style-name="ce23" office:value-type="string" calcext:value-type="string">
            <text:p>Ghi chú</text:p>
          </table:table-cell>
          <table:table-cell table:number-columns-repeated="1013"/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s://github.com/VietOpenCPS/doc/blob/master/SRS/datamgt/1datamgtdictcollectionlist.png" xlink:type="simple">dictcollectionlist</text:a></text:p>
          </table:table-cell>
          <table:table-cell office:value-type="string" calcext:value-type="string">
            <text:p>Màn hình danh sách các bộ danh mụ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github.com/VietOpenCPS/doc/blob/master/SRS/datamgt/1datamgtdictcollectionedit.png" xlink:type="simple">dictcollectionedit</text:a></text:p>
          </table:table-cell>
          <table:table-cell office:value-type="string" calcext:value-type="string">
            <text:p>Màn hình sửa thông tin bộ danh mụ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github.com/VietOpenCPS/doc/blob/master/SRS/datamgt/1datamgtdictversionlist.png" xlink:type="simple">dictversionlist</text:a></text:p>
          </table:table-cell>
          <table:table-cell office:value-type="string" calcext:value-type="string">
            <text:p>Màn hình xem phiên bản bộ danh mụ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github.com/VietOpenCPS/doc/blob/master/SRS/datamgt/1datamgtdictitemedit.png" xlink:type="simple">dictitemedit</text:a></text:p>
          </table:table-cell>
          <table:table-cell office:value-type="string" calcext:value-type="string">
            <text:p>Màn hình biên tập dữ liệu bộ danh mụ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workingunitlist.png" xlink:type="simple">workingunitlist</text:a></text:p>
          </table:table-cell>
          <table:table-cell office:value-type="string" calcext:value-type="string">
            <text:p>Màn hình xem danh sách cơ quan đơn vị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workingunitoverview.png" xlink:type="simple">workingunitoverview</text:a></text:p>
          </table:table-cell>
          <table:table-cell office:value-type="string" calcext:value-type="string">
            <text:p>Màn hình xem/sửa thông tin cơ bản của cơ quan đơn vị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workingunitcontact.png" xlink:type="simple">workingunitcontact</text:a></text:p>
          </table:table-cell>
          <table:table-cell office:value-type="string" calcext:value-type="string">
            <text:p>Màn hình xem/sửa thông tin liên hệ của cơ quan đơn vị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jobposlist.png" xlink:type="simple">jobposlist</text:a></text:p>
          </table:table-cell>
          <table:table-cell office:value-type="string" calcext:value-type="string">
            <text:p>Màn hình xem danh sách chức vụ tại cơ quan đơn vị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jobposoverview.png" xlink:type="simple">jobposoverview</text:a></text:p>
          </table:table-cell>
          <table:table-cell office:value-type="string" calcext:value-type="string">
            <text:p>Màn hình xem/sửa thông tin cơ bản chức vụ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jobpospermission.png" xlink:type="simple">jobpospermission</text:a></text:p>
          </table:table-cell>
          <table:table-cell office:value-type="string" calcext:value-type="string">
            <text:p>Màn hình xem/sửa thông tin phân quyền của chức vụ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employeelist.png" xlink:type="simple">employeelist</text:a></text:p>
          </table:table-cell>
          <table:table-cell office:value-type="string" calcext:value-type="string">
            <text:p>Màn hình xem danh sách cán bộ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employeeoverview.png" xlink:type="simple">employeeoverview</text:a></text:p>
          </table:table-cell>
          <table:table-cell office:value-type="string" calcext:value-type="string">
            <text:p>Màn hình xem/sửa thông tin cơ bản của cán bộ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employeejobpos.png" xlink:type="simple">employeejobpos</text:a></text:p>
          </table:table-cell>
          <table:table-cell office:value-type="string" calcext:value-type="string">
            <text:p>Màn hình xem/sửa chức vụ của cán bộ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github.com/VietOpenCPS/doc/blob/master/SRS/usermgt/usermgtemployeeaccount.png" xlink:type="simple">employeeaccount</text:a></text:p>
          </table:table-cell>
          <table:table-cell office:value-type="string" calcext:value-type="string">
            <text:p>Màn hình quản lý thông tin tài khoản cán bộ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github.com/VietOpenCPS/doc/blob/master/SRS/usermgt/usermgtemployeeoverview.png" xlink:type="simple">employeeprofile_overview</text:a></text:p>
          </table:table-cell>
          <table:table-cell office:value-type="string" calcext:value-type="string">
            <text:p>Màn hình xem profile của cán bộ (phần thông tin)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github.com/VietOpenCPS/doc/blob/master/SRS/usermgt/usermgtemployeejobpos.png" xlink:type="simple">employeeprofile_jobpos</text:a></text:p>
          </table:table-cell>
          <table:table-cell office:value-type="string" calcext:value-type="string">
            <text:p>Màn hình xem profile của cán bộ (phần chức vụ)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github.com/VietOpenCPS/doc/blob/master/SRS/usermgt/usermgtemployeeprofile.png" xlink:type="simple">employeeprofile_account</text:a></text:p>
          </table:table-cell>
          <table:table-cell office:value-type="string" calcext:value-type="string">
            <text:p>Màn hình xem profile của cán bộ (phần tài khoản)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github.com/VietOpenCPS/doc/blob/master/SRS/usermgt/usermgtworkingunitdirectory.png" xlink:type="simple">workingunitdirectory</text:a></text:p>
          </table:table-cell>
          <table:table-cell office:value-type="string" calcext:value-type="string">
            <text:p>Màn hình tra cứu danh bạ tổ chức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github.com/VietOpenCPS/doc/blob/master/SRS/usermgt/usermgtemployeedirectory.png" xlink:type="simple">employeedirectory</text:a></text:p>
          </table:table-cell>
          <table:table-cell office:value-type="string" calcext:value-type="string">
            <text:p>Màn hình tra cứu danh bạ cán bộ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ietOpenCPS/doc/blob/master/SRS/accountmgt/5accmgtcitizenregistration.png" xlink:type="simple">citizenregistration</text:a></text:p>
          </table:table-cell>
          <table:table-cell office:value-type="string" calcext:value-type="string">
            <text:p>Màn hình đăng kí tài khoản công dân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ietOpenCPS/doc/blob/master/SRS/accountmgt/5accmgtbusinessregistration.png" xlink:type="simple">businessregistration</text:a></text:p>
          </table:table-cell>
          <table:table-cell office:value-type="string" calcext:value-type="string">
            <text:p>Màn hình đăng kí tài khoản tổ chức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citizenprofile.png" xlink:type="simple">citizenprofile</text:a></text:p>
          </table:table-cell>
          <table:table-cell office:value-type="string" calcext:value-type="string">
            <text:p>Màn hình xem profile của công dân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citizenpassword.png" xlink:type="simple">citizenpassword</text:a></text:p>
          </table:table-cell>
          <table:table-cell office:value-type="string" calcext:value-type="string">
            <text:p>Màn hình đổi mật khẩu của công dân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businessprofile.png" xlink:type="simple">businessprofile</text:a></text:p>
          </table:table-cell>
          <table:table-cell office:value-type="string" calcext:value-type="string">
            <text:p>Màn hình xem profile của tổ chứ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businesscontact.png" xlink:type="simple">businesscontact</text:a></text:p>
          </table:table-cell>
          <table:table-cell office:value-type="string" calcext:value-type="string">
            <text:p>Màn hình xem profile thông tin liên lạc của tổ chứ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businesspassword.png" xlink:type="simple">businesspassword</text:a></text:p>
          </table:table-cell>
          <table:table-cell office:value-type="string" calcext:value-type="string">
            <text:p>Màn hình đổi mật khẩu của tổ chức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subaccountlist.png" xlink:type="simple">subaccountlist</text:a></text:p>
          </table:table-cell>
          <table:table-cell office:value-type="string" calcext:value-type="string">
            <text:p>Màn hình danh sách tài khoản nhân viên của tổ chức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subaccountedit.png" xlink:type="simple">subaccountedit</text:a></text:p>
          </table:table-cell>
          <table:table-cell office:value-type="string" calcext:value-type="string">
            <text:p>Màn hình chi tiết tài khoản của nhân viên tổ chức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subaccountprofile.png" xlink:type="simple">subaccountprofile</text:a></text:p>
          </table:table-cell>
          <table:table-cell office:value-type="string" calcext:value-type="string">
            <text:p>Màn hình profile của nhân viên tổ chức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github.com/VietOpenCPS/doc/blob/master/SRS/accountmgt/6accmgtsubaccountpassword.png" xlink:type="simple">subaccountpassword</text:a></text:p>
          </table:table-cell>
          <table:table-cell office:value-type="string" calcext:value-type="string">
            <text:p>Màn hình đổi mật khẩu của nhân viên tổ chức</text:p>
          </table:table-cell>
          <table:table-cell office:value-type="string" calcext:value-type="string">
            <text:p>Thấp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github.com/VietOpenCPS/doc/blob/master/SRS/accountmgt/7accmgtlogin.png" xlink:type="simple">accmgtlogin</text:a></text:p>
          </table:table-cell>
          <table:table-cell office:value-type="string" calcext:value-type="string">
            <text:p>Màn hình đăng nhập hệ thống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github.com/VietOpenCPS/doc/blob/master/SRS/accountmgt/7accmgtchangepassword.png" xlink:type="simple">accmgtpassword</text:a></text:p>
          </table:table-cell>
          <table:table-cell office:value-type="string" calcext:value-type="string">
            <text:p>Màn hình yêu cầu đổi mật khẩu lần đầu đăng nhập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github.com/VietOpenCPS/doc/blob/master/SRS/accountmgt/8accmgtcitizenlist.png" xlink:type="simple">citizenlist</text:a></text:p>
          </table:table-cell>
          <table:table-cell office:value-type="string" calcext:value-type="string">
            <text:p>Màn hình danh sách tài khoản công dân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github.com/VietOpenCPS/doc/blob/master/SRS/accountmgt/8accmgtcitizenview.png" xlink:type="simple">citizenview</text:a></text:p>
          </table:table-cell>
          <table:table-cell office:value-type="string" calcext:value-type="string">
            <text:p>Màn hình chi tiết tài khoản công dân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github.com/VietOpenCPS/doc/blob/master/SRS/accountmgt/8accmgtcitizencontact.png" xlink:type="simple">citizencontact</text:a></text:p>
          </table:table-cell>
          <table:table-cell office:value-type="string" calcext:value-type="string">
            <text:p>Màn hình chi tiết thông tin liên lạc tài khoản công dân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github.com/VietOpenCPS/doc/blob/master/SRS/accountmgt/8accmgtbusinesslist.png" xlink:type="simple">businesslist</text:a></text:p>
          </table:table-cell>
          <table:table-cell office:value-type="string" calcext:value-type="string">
            <text:p>Màn hình danh sách tài khoản tổ chức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github.com/VietOpenCPS/doc/blob/master/SRS/accountmgt/8accmgtbusinessview.png" xlink:type="simple">businessview</text:a></text:p>
          </table:table-cell>
          <table:table-cell office:value-type="string" calcext:value-type="string">
            <text:p>Màn hình chi tiết tài khoản tổ chức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serviceinfolist.png" xlink:type="simple">serviceinfolist</text:a></text:p>
          </table:table-cell>
          <table:table-cell office:value-type="string" calcext:value-type="string">
            <text:p>Màn hình quản lý danh sách thủ tục hành chí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serviceinfoview.png" xlink:type="simple">serviceinfoview</text:a></text:p>
          </table:table-cell>
          <table:table-cell office:value-type="string" calcext:value-type="string">
            <text:p>Màn hình xem chi tiết một thủ tục hành chí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serviceinfooverview.png" xlink:type="simple">serviceinfooverview</text:a></text:p>
          </table:table-cell>
          <table:table-cell office:value-type="string" calcext:value-type="string">
            <text:p>Màn hình thêm/sửa một thủ tục hành chí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serviceinfodetail.png" xlink:type="simple">serviceinfodetail</text:a></text:p>
          </table:table-cell>
          <table:table-cell office:value-type="string" calcext:value-type="string">
            <text:p>Màn hình sửa mô tả chi tiết một thủ tục hành chí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serviceinfotemplates.png" xlink:type="simple">serviceinfotemplates</text:a></text:p>
          </table:table-cell>
          <table:table-cell office:value-type="string" calcext:value-type="string">
            <text:p>Màn hình lựa chọn biểu mẫu của một thủ tục hành chính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templatefilelist.png" xlink:type="simple">templatefilelist</text:a></text:p>
          </table:table-cell>
          <table:table-cell office:value-type="string" calcext:value-type="string">
            <text:p>Màn hình quản lý danh sách các biểu mẫu tài liệu hồ sơ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templatefileedit.png" xlink:type="simple">templatefileedit</text:a></text:p>
          </table:table-cell>
          <table:table-cell office:value-type="string" calcext:value-type="string">
            <text:p>Màn hình xem sửa biểu mẫu tài liệu hồ sơ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templatefileserviceinfo.png" xlink:type="simple">templatefileserviceinfo</text:a></text:p>
          </table:table-cell>
          <table:table-cell office:value-type="string" calcext:value-type="string">
            <text:p>Màn hình lựa chọn thủ tục của biểu mẫu tài liệu hồ sơ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github.com/VietOpenCPS/doc/blob/master/SRS/servicemgt/9servicemgtservicedomain.png" xlink:type="simple">servicedomain</text:a></text:p>
          </table:table-cell>
          <table:table-cell office:value-type="string" calcext:value-type="string">
            <text:p>Màn hình biên tập danh mục lĩnh vực thủ tục hoặc cấp hành chính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github.com/VietOpenCPS/doc/blob/master/SRS/servicemgt/10servicemgtserviceinfodirectorylist.png" xlink:type="simple">serviceinfodirectorylist</text:a></text:p>
          </table:table-cell>
          <table:table-cell office:value-type="string" calcext:value-type="string">
            <text:p>Màn hình tra cứu danh bạ thủ tục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github.com/VietOpenCPS/doc/blob/master/SRS/servicemgt/10servicemgtserviceinfodirectorydetail.png" xlink:type="simple">serviceinfodirectorydetail</text:a></text:p>
          </table:table-cell>
          <table:table-cell office:value-type="string" calcext:value-type="string">
            <text:p>Màn hình tra cứu chi tiết thủ tục hành chí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github.com/VietOpenCPS/doc/blob/master/SRS/dossiermgt/11dossiermgtdossiertemplatelist.png" xlink:type="simple">dossiertemplatelist</text:a></text:p>
          </table:table-cell>
          <table:table-cell office:value-type="string" calcext:value-type="string">
            <text:p>Hình giao diện quản lý danh sách mẫu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github.com/VietOpenCPS/doc/blob/master/SRS/dossiermgt/11dossiermgtdossiertemplateedit.png" xlink:type="simple">dossiertemplateedit</text:a></text:p>
          </table:table-cell>
          <table:table-cell office:value-type="string" calcext:value-type="string">
            <text:p>Hình giao diện xem sửa mẫu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github.com/VietOpenCPS/doc/blob/master/SRS/dossiermgt/11dossiermgtdossiertemplateserviceinfo.png" xlink:type="simple">templateserviceinfo</text:a></text:p>
          </table:table-cell>
          <table:table-cell office:value-type="string" calcext:value-type="string">
            <text:p>Hình giao diện xem danh sách các thủ tục liên quan đến mẫu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github.com/VietOpenCPS/doc/blob/master/SRS/dossiermgt/11dossiermgtdossierpartlist.png" xlink:type="simple">dossierpartlist</text:a></text:p>
          </table:table-cell>
          <table:table-cell office:value-type="string" calcext:value-type="string">
            <text:p>Hình giao diện cập nhật danh sách các thành phần trong mẫu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github.com/VietOpenCPS/doc/blob/master/SRS/dossiermgt/11dossiermgtdossierpartedit.png" xlink:type="simple">dossierpartedit</text:a></text:p>
          </table:table-cell>
          <table:table-cell office:value-type="string" calcext:value-type="string">
            <text:p>Hình giao diện cập nhật một thành phần trong mẫu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github.com/VietOpenCPS/doc/blob/master/SRS/dossiermgt/11dossiermgtserviceconfiglist.png" xlink:type="simple">serviceconfiglist</text:a></text:p>
          </table:table-cell>
          <table:table-cell office:value-type="string" calcext:value-type="string">
            <text:p>Hình giao diện quản lý danh sách cấu hình các dịch vụ công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github.com/VietOpenCPS/doc/blob/master/SRS/dossiermgt/11dossiermgtserviceconfigedit.png" xlink:type="simple">serviceconfigedit</text:a></text:p>
          </table:table-cell>
          <table:table-cell office:value-type="string" calcext:value-type="string">
            <text:p>Hình giao diện cập nhật cấu hình một dịch vụ công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frontofficedossierlist.png" xlink:type="simple">frontofficedossierlist</text:a></text:p>
          </table:table-cell>
          <table:table-cell office:value-type="string" calcext:value-type="string">
            <text:p>Hình giao diện quản lý danh sách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frontofficedossiernew.png" xlink:type="simple">frontofficedossiernew</text:a></text:p>
          </table:table-cell>
          <table:table-cell office:value-type="string" calcext:value-type="string">
            <text:p>Hình giao diện tạo mới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frontofficedossierinfo.png" xlink:type="simple">frontofficedossierinfo</text:a></text:p>
          </table:table-cell>
          <table:table-cell office:value-type="string" calcext:value-type="string">
            <text:p>Hình giao diện sửa đổi thông tin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frontofficedossierpart.png" xlink:type="simple">frontofficedossierpart</text:a></text:p>
          </table:table-cell>
          <table:table-cell office:value-type="string" calcext:value-type="string">
            <text:p>Hình giao diện chuẩn bị giấy tờ trong thành phần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frontofficedossierfile.png" xlink:type="simple">frontofficedossierfile</text:a></text:p>
          </table:table-cell>
          <table:table-cell office:value-type="string" calcext:value-type="string">
            <text:p>Hình giao diện tải và nạp giấy tờ trong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frontofficedossierresult.png" xlink:type="simple">frontofficedossierresult</text:a></text:p>
          </table:table-cell>
          <table:table-cell office:value-type="string" calcext:value-type="string">
            <text:p>Hình giao diện xem kết quả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frontofficedossierhistory.png" xlink:type="simple">frontofficedossierhistory</text:a></text:p>
          </table:table-cell>
          <table:table-cell office:value-type="string" calcext:value-type="string">
            <text:p>Hình giao diện xem lịch sử giao dịc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frontofficedossieraction.png" xlink:type="simple">frontofficedossieraction</text:a></text:p>
          </table:table-cell>
          <table:table-cell office:value-type="string" calcext:value-type="string">
            <text:p>Hình giao diện các thao tác trên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github.com/VietOpenCPS/doc/blob/master/SRS/dossiermgt/12dossiermgtfrontofficedossierfilelist.png" xlink:type="simple">frontofficedossierfilelist</text:a></text:p>
          </table:table-cell>
          <table:table-cell office:value-type="string" calcext:value-type="string">
            <text:p>Hình giao diện tra cứu giấy tờ</text:p>
          </table:table-cell>
          <table:table-cell office:value-type="string" calcext:value-type="string">
            <text:p>Cao</text:p>
          </table:table-cell>
          <table:table-cell table:number-columns-repeated="4"/>
          <table:table-cell office:value-type="string" calcext:value-type="string">
            <text:p>Planning</text:p>
          </table:table-cell>
          <table:table-cell table:number-columns-repeated="1014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20:11:58.6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 Dang Khoa</meta:initial-creator>
    <meta:creation-date>2016-03-26T09:17:20.261640537</meta:creation-date>
    <dc:date>2016-03-27T21:41:38.497000000</dc:date>
    <meta:editing-duration>PT57M49S</meta:editing-duration>
    <meta:editing-cycles>21</meta:editing-cycles>
    <meta:generator>LibreOffice/5.1.0.3$Windows_x86 LibreOffice_project/5e3e00a007d9b3b6efb6797a8b8e57b51ab1f737</meta:generator>
    <meta:document-statistic meta:table-count="3" meta:cell-count="567" meta:object-count="0"/>
  </office:meta>
</office:document-meta>
</file>